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B90000033AD740AC7A05214FE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25.7cm" svg:height="17.558cm" draw:z-index="0"><draw:image xlink:href="Pictures/10000000000004B90000033AD740AC7A05214FE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13:48:59.996000000</meta:creation-date>
    <dc:date>2023-11-29T13:49:58.634000000</dc:date>
    <meta:editing-duration>PT5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4.2$Windows_X86_64 LibreOffice_project/36ccfdc35048b057fd9854c757a8b67ec53977b6</meta:generator>
  </office:meta>
</office:document-meta>
</file>